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tire</text:p>
      <text:p text:style-name="Standard"><text:tab/>Satire is a form of argument.</text:p>
      <text:p text:style-name="Standard"><text:tab/>Comedy, farce, parody, absurd, wit, satire.</text:p>
      <text:p text:style-name="Standard"><text:tab/>As far as the audience is concerned, in comedy, the audience is passive. If it's a comedy, it's passive.</text:p>
      <text:p text:style-name="Standard"><text:tab/>In satire, the audience is active. Meaning they have to get it, to be in the loop.</text:p>
      <text:p text:style-name="Standard"><text:tab/>As we move away from comedy, we're getting less passive, and more active.</text:p>
      <text:p text:style-name="Standard"><text:tab/>In comedy, it's just fun. It's politically correct, and moral.</text:p>
      <text:p text:style-name="Standard"><text:tab/>In satire, there is a purpose; It is to expose social, political injustice. To the audience, it bullies, insults, and upsets. It can be immoral and politically incorrect. It's used to filter out certain members of the audience.</text:p>
      <text:p text:style-name="Standard"><text:tab/>A caricature is an exaggeration of something natural. A caricature is more of a comedy.</text:p>
      <text:p text:style-name="Standard"><text:tab/>Grotesque is the opposite of a caricature. The closer and argument is to being a satire, the more grotesque it can get.</text:p>
      <text:p text:style-name="Standard"><text:tab/>Hyperbole is something over-the-top or extravagant.</text:p>
      <text:p text:style-name="Standard"><text:tab/>All good argument requires evidence.</text:p>
      <text:p text:style-name="Standard"><text:tab/>The most important and used tool of the satirist, is the mirror. The ego does not like the mirror, because the mirror tells the truth. Think of the mirror to the ego, as the cross to a vampire.</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19T09:27:12.65</meta:creation-date>
    <meta:generator>OpenOffice/4.1.3$Win32 OpenOffice.org_project/413m1$Build-9783</meta:generator>
    <dc:date>2017-09-19T10:41:02.79</dc:date>
    <dc:creator>Timothy Cayer</dc:creator>
    <meta:editing-duration>PT1H13M49S</meta:editing-duration>
    <meta:editing-cycles>2</meta:editing-cycles>
    <meta:document-statistic meta:table-count="0" meta:image-count="0" meta:object-count="0" meta:page-count="1" meta:paragraph-count="14" meta:word-count="196" meta:character-count="1125"/>
  </office:meta>
</office:document-meta>
</file>